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280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olver</text:p>
          </table:table-cell>
          <table:table-cell table:style-name="ce1" office:value-type="string" calcext:value-type="string">
            <text:p>solves reified model?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gecode</text:p>
          </table:table-cell>
          <table:table-cell table:style-name="ce2" office:value-type="string" calcext:value-type="string">
            <text:p>MiniZinc: flattening error: 'all_different_int' is used in a reified context but no reified version is avail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N-OR CBC</text:p>
          </table:table-cell>
          <table:table-cell table:style-name="ce3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robi</text:p>
          </table:table-cell>
          <table:table-cell table:style-name="ce3" office:value-type="string" calcext:value-type="string">
            <text:p>loading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M ILOG CPLEX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12 fd</text:p>
          </table:table-cell>
          <table:table-cell table:style-name="ce3" office:value-type="string" calcext:value-type="string">
            <text:p>y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uffed</text:p>
          </table:table-cell>
          <table:table-cell table:style-name="ce2" office:value-type="string" calcext:value-type="string">
            <text:p>MiniZinc: flattening error: 'all_different_int' is used in a reified context but no reified version is avail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co 3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ifaCSP</text:p>
          </table:table-cell>
          <table:table-cell table:style-name="ce2" office:value-type="string" calcext:value-type="string">
            <text:p>MiniZinc: flattening error: 'all_different_int' is used in a reified context but no reified version is avail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P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atID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stral 2.0</text:p>
          </table:table-cell>
          <table:table-cell table:style-name="ce5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urion CPX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-Tools</text:p>
          </table:table-cell>
          <table:table-cell table:style-name="ce2" office:value-type="string" calcext:value-type="string">
            <text:p>MiniZinc: flattening error: 'all_different_int' is used in a reified context but no reified version is avail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aR/CBLS</text:p>
          </table:table-cell>
          <table:table-cell office:value-type="string" calcext:value-type="string">
            <text:p>? error when 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at CP/SAT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CStus Prolog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uck</text:p>
          </table:table-cell>
          <table:table-cell table:style-name="ce2" office:value-type="string" calcext:value-type="string">
            <text:p>MiniZinc: flattening error: 'all_different_int' is used in a reified context but no reified version is available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7:36:59.731593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2:27:33.119512522</meta:creation-date>
    <dc:date>2017-12-11T17:37:24.282637622</dc:date>
    <meta:editing-duration>P3DT2H34M4S</meta:editing-duration>
    <meta:editing-cycles>9</meta:editing-cycles>
    <meta:generator>LibreOffice/5.1.4.2$Linux_X86_64 LibreOffice_project/10m0$Build-2</meta:generator>
    <meta:document-statistic meta:table-count="1" meta:cell-count="40" meta:object-count="0"/>
    <meta:user-defined meta:name="qrichtext">1</meta:user-defined>
  </office:meta>
</office:document-meta>
</file>